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2a83" officeooo:paragraph-rsid="000f2a83" style:font-weight-asian="bold" style:font-weight-complex="bold"/>
    </style:style>
    <style:style style:name="P3" style:family="paragraph" style:parent-style-name="Standard">
      <style:text-properties fo:font-weight="bold" officeooo:rsid="000f2a83" officeooo:paragraph-rsid="00118fe1" style:font-weight-asian="bold" style:font-weight-complex="bold"/>
    </style:style>
    <style:style style:name="P4" style:family="paragraph" style:parent-style-name="Standard">
      <style:text-properties fo:font-weight="bold" officeooo:paragraph-rsid="00118fe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18fe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2a83" officeooo:paragraph-rsid="000f2a8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2a83" officeooo:paragraph-rsid="0011162b" style:font-weight-asian="normal" style:font-weight-complex="normal"/>
    </style:style>
    <style:style style:name="P8" style:family="paragraph" style:parent-style-name="Standard">
      <style:text-properties officeooo:paragraph-rsid="00118fe1"/>
    </style:style>
    <style:style style:name="P9" style:family="paragraph" style:parent-style-name="Standard">
      <style:paragraph-properties fo:text-align="center" style:justify-single-word="false" fo:break-before="page"/>
      <style:text-properties fo:font-weight="bold" officeooo:rsid="000f2a83" officeooo:paragraph-rsid="000f2a83" style:font-weight-asian="bold" style:font-weight-complex="bold"/>
    </style:style>
    <style:style style:name="P10" style:family="paragraph" style:parent-style-name="Text_20_body">
      <style:paragraph-properties fo:text-align="center" style:justify-single-word="false" fo:break-before="page"/>
      <style:text-properties fo:font-weight="bold" officeooo:rsid="00118fe1" officeooo:paragraph-rsid="00118fe1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weight="bold" officeooo:rsid="00118fe1" officeooo:paragraph-rsid="00118fe1" style:font-weight-asian="bold" style:font-weight-complex="bold"/>
    </style:style>
    <style:style style:name="P12" style:family="paragraph" style:parent-style-name="Text_20_body">
      <style:text-properties officeooo:rsid="00118fe1" officeooo:paragraph-rsid="00118fe1"/>
    </style:style>
    <style:style style:name="P13" style:family="paragraph" style:parent-style-name="Text_20_body">
      <style:text-properties officeooo:paragraph-rsid="00118fe1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3%" fo:orphans="2" fo:widows="2" fo:text-indent="0in" style:auto-text-indent="false"/>
      <style:text-properties fo:padding="0in" fo:border="none"/>
    </style:style>
    <style:style style:name="P15" style:family="paragraph" style:parent-style-name="Preformatted_20_Text">
      <style:text-properties fo:font-weight="normal" style:font-weight-asian="normal" style:font-weight-complex="normal"/>
    </style:style>
    <style:style style:name="P16" style:family="paragraph" style:parent-style-name="Preformatted_20_Text">
      <style:text-properties officeooo:rsid="000f2a83" officeooo:paragraph-rsid="00118fe1"/>
    </style:style>
    <style:style style:name="P17" style:family="paragraph" style:parent-style-name="Preformatted_20_Text">
      <style:text-properties officeooo:paragraph-rsid="00118fe1"/>
    </style:style>
    <style:style style:name="P18" style:family="paragraph" style:parent-style-name="Preformatted_20_Text">
      <style:text-properties fo:font-weight="bold" officeooo:rsid="0012d72b" style:font-weight-asian="bold" style:font-weight-complex="bold"/>
    </style:style>
    <style:style style:name="P19" style:family="paragraph" style:parent-style-name="Preformatted_20_Text" style:list-style-name="L1">
      <style:paragraph-properties fo:text-align="start" style:justify-single-word="false"/>
      <style:text-properties fo:font-weight="normal" officeooo:rsid="0012d72b" officeooo:paragraph-rsid="0012d72b" style:font-weight-asian="normal" style:font-weight-complex="normal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bold" officeooo:rsid="0012d72b" officeooo:paragraph-rsid="0012d72b" style:font-size-asian="12pt" style:font-weight-asian="bold" style:font-size-complex="12pt" style:font-weight-complex="bold"/>
    </style:style>
    <style:style style:name="P21" style:family="paragraph" style:parent-style-name="Preformatted_20_Text" style:list-style-name="L1">
      <style:paragraph-properties fo:margin-left="0.4925in" fo:margin-right="0in" fo:text-align="start" style:justify-single-word="false" fo:text-indent="-0.25in" style:auto-text-indent="false"/>
      <style:text-properties fo:font-weight="normal" officeooo:rsid="0012d72b" officeooo:paragraph-rsid="0012d72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1162b" officeooo:paragraph-rsid="0011162b" style:font-weight-asian="normal" style:font-weight-complex="normal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text-properties fo:font-weight="bold" officeooo:paragraph-rsid="00118fe1" style:font-weight-asian="bold" style:font-weight-complex="bold"/>
    </style:style>
    <style:style style:name="P25" style:family="paragraph" style:parent-style-name="Text_20_body">
      <style:text-properties officeooo:rsid="00118fe1" officeooo:paragraph-rsid="00118fe1"/>
    </style:style>
    <style:style style:name="P26" style:family="paragraph" style:parent-style-name="Text_20_body">
      <style:text-properties fo:font-variant="normal" fo:text-transform="none" fo:color="#333333" style:font-name="Arial" fo:font-size="10.5pt" fo:letter-spacing="normal" fo:font-style="normal" fo:font-weight="bold" style:font-weight-asian="bold" style:font-weight-complex="bold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0f2a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2a83" style:font-weight-asian="bold" style:font-weight-complex="bold"/>
    </style:style>
    <style:style style:name="T4" style:family="text">
      <style:text-properties officeooo:rsid="001116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://agile.labristeknoloji.com:8080/jira/secure/QuickSearch.jspa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tispam Test Dökümanı</text:p>
      <text:p text:style-name="P2"/>
      <text:p text:style-name="P7">Antispam sisteminin <text:span text:style-name="T4">dışarıdan içeriye gelene epostaların temiz olanlarını vereceği veya içeriden dışarı giden epostaları antispam sistemine verecek olan bir eposta sunucu kurulu olduğu varsayılmaktadır. </text:span></text:p>
      <text:p text:style-name="P22">Bu eposta sunucunun postfix olduğu varsayılarak içeriden dışarı giden epostaların tararnması için örnek bir yapılandırma Ek.1 'de verilmiştir.</text:p>
      <text:p text:style-name="P7"/>
      <text:p text:style-name="P12">Kurulu olan bir eposta sunucu var iken, Antispam sistemi, kullanım kılavuzunda açıklandığı şekilde parametreleri ayarlanarak kurulumu gerçekleştirilir. Kurulumun ardından spam, virus ve spf testleri için aşağıdaki örnek test e-postaları gönderilir.</text:p>
      <text:p text:style-name="Text_20_body"/>
      <text:p text:style-name="P1">Telnet ile mail gönderim testi yapılır ve mail sunucuda ilgili kullanıcıya mailin gittiği görülür.</text:p>
      <text:p text:style-name="P14"/>
      <text:p text:style-name="Preformatted_20_Text">telnet 127.0.0.1 25</text:p>
      <text:p text:style-name="Preformatted_20_Text">ehlo ahtapot.org</text:p>
      <text:p text:style-name="Preformatted_20_Text">mail from: user1@ahtapot.org</text:p>
      <text:p text:style-name="Preformatted_20_Text">rcpt to: user2@ahtapot.org</text:p>
      <text:p text:style-name="Preformatted_20_Text">data</text:p>
      <text:p text:style-name="Preformatted_20_Text">Subject: Test maili 1</text:p>
      <text:p text:style-name="Preformatted_20_Text">Test mailidir.</text:p>
      <text:p text:style-name="Preformatted_20_Text"/>
      <text:p text:style-name="Preformatted_20_Text">.</text:p>
      <text:p text:style-name="Preformatted_20_Text">quit</text:p>
      <text:p text:style-name="Standard"><text:line-break/><text:span text:style-name="T2">SPAM Test Loglardan izlenir.</text:span></text:p>
      <text:p text:style-name="P1"/>
      <text:p text:style-name="Preformatted_20_Text">telnet 127.0.0.1 25</text:p>
      <text:p text:style-name="Preformatted_20_Text">ehlo ahtapot.org</text:p>
      <text:p text:style-name="Preformatted_20_Text">mail from: user1@ahtapot.org</text:p>
      <text:p text:style-name="Preformatted_20_Text">rcpt to: user2@ahtapot.org</text:p>
      <text:p text:style-name="Preformatted_20_Text">data</text:p>
      <text:p text:style-name="Preformatted_20_Text">Subject: Spam Test Maili</text:p>
      <text:p text:style-name="Preformatted_20_Text">XJS*C4JDBQADN1.NSBN3*2IDNEN*GTUBE-STANDARD-ANTI-UBE-TEST-EMAIL*C.34X</text:p>
      <text:p text:style-name="Preformatted_20_Text"/>
      <text:p text:style-name="Preformatted_20_Text">.</text:p>
      <text:p text:style-name="Preformatted_20_Text">quit</text:p>
      <text:p text:style-name="Text_20_body"><text:line-break/></text:p>
      <text:p text:style-name="Text_20_body"/>
      <text:p text:style-name="P1">Virüs Test</text:p>
      <text:p text:style-name="P1"/>
      <text:p text:style-name="Preformatted_20_Text">telnet 127.0.0.1 25</text:p>
      <text:p text:style-name="Preformatted_20_Text">ehlo ahtapot.org</text:p>
      <text:p text:style-name="Preformatted_20_Text">mail from: user1@ahtapot.org</text:p>
      <text:p text:style-name="Preformatted_20_Text">rcpt to: user2@ahtapot.org</text:p>
      <text:p text:style-name="Preformatted_20_Text">data</text:p>
      <text:p text:style-name="Preformatted_20_Text">Subject: Virus Test Maili</text:p>
      <text:p text:style-name="Preformatted_20_Text">X5O!P%@AP[4\PZX54(P^)7CC)7}$EICAR-STANDARD-ANTIVIRUS-TEST-FILE!$H+H*</text:p>
      <text:p text:style-name="Preformatted_20_Text"/>
      <text:p text:style-name="Preformatted_20_Text">.</text:p>
      <text:p text:style-name="Preformatted_20_Text">quit</text:p>
      <text:p text:style-name="P1"/>
      <text:p text:style-name="P26">SPF Test</text:p>
      <text:p text:style-name="Preformatted_20_Text"><text:soft-page-break/>telnet mail.server.com 25</text:p>
      <text:p text:style-name="Preformatted_20_Text">ehlo gmail.com</text:p>
      <text:p text:style-name="Preformatted_20_Text">mail from: a@gmail.com</text:p>
      <text:p text:style-name="Preformatted_20_Text">rcpt to: user1@ahtapot.org</text:p>
      <text:p text:style-name="Preformatted_20_Text">data</text:p>
      <text:p text:style-name="Preformatted_20_Text">test maili</text:p>
      <text:p text:style-name="Preformatted_20_Text"/>
      <text:p text:style-name="Preformatted_20_Text">.</text:p>
      <text:p text:style-name="Preformatted_20_Text">quit</text:p>
      <text:p text:style-name="P18"/>
      <text:p text:style-name="P20">FRESHCLAM MIRROR TEST</text:p>
      <text:list xml:id="list5467965480112963072" text:style-name="L1">
        <text:list-item>
          <text:p text:style-name="P21">Bir pardus 17 sunucu freshclam-mirror olacak şekilde kurulur.</text:p>
        </text:list-item>
        <text:list-item>
          <text:p text:style-name="P19">Spamassasin sunucusu kurulurken <text:span text:style-name="T2">clamav_mirrors </text:span>değişkeni <text:s/>freshclam-mirror olarak kurulmuş sunucunun IP adresi veya hostname'i olarak ayarlanarak kurulum yapılır.</text:p>
        </text:list-item>
        <text:list-item>
          <text:p text:style-name="P19">Spamassassin sunucusu üzerinde freshclam çalıştırılarak güncellemelerin geldiği teyit edilir.</text:p>
        </text:list-item>
      </text:list>
      <text:p text:style-name="P9">SKS Test Dökümanı</text:p>
      <text:p text:style-name="P2"/>
      <text:p text:style-name="P6">Sks playbook'u kullanım kılavuzunda belirtildiği şekilde kurulur. Ardından aşağıdaki şekilde test edilir.</text:p>
      <text:p text:style-name="P6"/>
      <text:p text:style-name="Standard"><text:span text:style-name="T2">Test için lokal bilgisayarınızda pgp tool'u kullanılarak aşağıdaki işlemler yapılabilir.</text:span><text:line-break/>#Key Generate ederken system de event oluşturmak için</text:p>
      <text:p text:style-name="Standard"/>
      <text:p text:style-name="Preformatted_20_Text">apt install rng-tools</text:p>
      <text:p text:style-name="Preformatted_20_Text">rngd -r /dev/urandom</text:p>
      <text:p text:style-name="Preformatted_20_Text"/>
      <text:p text:style-name="P27">#Create Key</text:p>
      <text:p text:style-name="Preformatted_20_Text">gpg --full-gengenerate-key</text:p>
      <text:p text:style-name="Standard"><text:line-break/><text:span text:style-name="T2">#List Keys</text:span></text:p>
      <text:p text:style-name="P14"/>
      <text:p text:style-name="P15">gpg --list-keys</text:p>
      <text:p text:style-name="P15">/root/.gnupg/pubring.kbx</text:p>
      <text:p text:style-name="P15">------------------------</text:p>
      <text:p text:style-name="P15">pub <text:s text:c="2"/>rsa2048 2018-07-10 [SC] [expires: 2020-07-09]</text:p>
      <text:p text:style-name="P15"><text:s text:c="6"/>08A23480C071AAF8AE2CE2EA85BD51A206EEC532</text:p>
      <text:p text:style-name="P15">uid <text:s text:c="10"/>[ultimate] Fatih USTA &lt;fatihusta@labrisnetworks.com&gt;</text:p>
      <text:p text:style-name="P15">sub <text:s text:c="2"/>rsa2048 2018-07-10 [E] [expires: 2020-07-09]</text:p>
      <text:p text:style-name="P15"/>
      <text:p text:style-name="P15">pub <text:s text:c="2"/>rsa2048 2018-07-10 [SC] [expires: 2018-07-30]</text:p>
      <text:p text:style-name="P15"><text:s text:c="6"/>EE58FA26A7C6DB43A90900EC7D0E85D4BE63AFD3</text:p>
      <text:p text:style-name="P15">uid <text:s text:c="10"/>[ultimate] Fatih USTA (Fatih USTA GMAIL Account) &lt;fatihusta86@gmail.com&gt;</text:p>
      <text:p text:style-name="P15">sub <text:s text:c="2"/>rsa2048 2018-07-10 [E] [expires: 2018-07-30]</text:p>
      <text:p text:style-name="P15"/>
      <text:p text:style-name="P1"/>
      <text:p text:style-name="P1"/>
      <text:p text:style-name="P1"/>
      <text:p text:style-name="P1">#Server'a public key'in komut satırından gönderilmesi.</text:p>
      <text:p text:style-name="P1"/>
      <text:p text:style-name="Preformatted_20_Text">gpg --keyserver 169.254.2.254 --send-key 85BD51A206EEC532 # Son 16 karakter</text:p>
      <text:p text:style-name="Standard"><text:line-break/><text:span text:style-name="T2">#Web üzerinde Key import etmek için aşağıdaki gibi key export edilir.<text:line-break/>#ASCII-armored OpenPGP Public Key</text:span></text:p>
      <text:p text:style-name="P1"/>
      <text:p text:style-name="Preformatted_20_Text">gpg --armor --export fusta@fusta.com</text:p>
      <text:p text:style-name="Preformatted_20_Text">veya</text:p>
      <text:p text:style-name="Preformatted_20_Text">gpg --armor --export 34EBACE1B5BAE8A1</text:p>
      <text:p text:style-name="Text_20_body"/>
      <text:p text:style-name="Text_20_body"/>
      <text:p text:style-name="Text_20_body"/>
      <text:p text:style-name="P12"/>
      <text:p text:style-name="P10">Ek.1 </text:p>
      <text:p text:style-name="P11">Postfix Eposta sunucu kurulumu ve teste hazırlanması</text:p>
      <text:p text:style-name="P5"/>
      <text:p text:style-name="P4">Değişkenler</text:p>
      <text:p text:style-name="P4"/>
      <text:p text:style-name="P17">export DOMAIN="ahtapot.org"</text:p>
      <text:p text:style-name="P17">export AVAS_HOSTNAME="avas"</text:p>
      <text:p text:style-name="P17">export MAIL_HOSTNAME="mail"</text:p>
      <text:p text:style-name="P17">export AVAS_IPv4="169.254.2.254"</text:p>
      <text:p text:style-name="P17">export MAIL_IPv4="169.254.2.252"</text:p>
      <text:p text:style-name="P17">export BIND9_Ipv4="169.254.2.252"</text:p>
      <text:p text:style-name="P17"/>
      <text:p text:style-name="P3">Hosts dosyası ayarları</text:p>
      <text:p text:style-name="P17"/>
      <text:p text:style-name="P17">sed -i "/127.0.<text:span text:style-name="T1">0</text:span>.1/ s/127.0.<text:span text:style-name="T1">0</text:span>.1.*/127.0.<text:span text:style-name="T1">0</text:span>.1\t${MAIL_HOSTNAME}.${DOMAIN}\t${MAIL_HOSTNAME}/" /etc/hosts</text:p>
      <text:p text:style-name="P17">hostnamectl set-hostname ${MAIL_HOSTNAME}.${DOMAIN}</text:p>
      <text:p text:style-name="P3"/>
      <text:p text:style-name="P3">DNS Server Kurulumu</text:p>
      <text:p text:style-name="P3"/>
      <text:p text:style-name="P17">apt install bind9 dnsutils</text:p>
      <text:p text:style-name="P8"><text:line-break/><text:span text:style-name="T3">DNS Server Ayarları</text:span></text:p>
      <text:p text:style-name="P8"/>
      <text:p text:style-name="P17">cat &gt; /etc/bind/db.${DOMAIN} &lt;&lt; EOF</text:p>
      <text:p text:style-name="P17">; ${DOMAIN} Dumped Thu Jul 12 06:45:03 2018</text:p>
      <text:p text:style-name="P17">;</text:p>
      <text:p text:style-name="P17">${DOMAIN}. 86400 <text:s text:c="2"/>IN <text:s text:c="5"/>SOA <text:s text:c="4"/>${DOMAIN}. root.${DOMAIN}. (</text:p>
      <text:p text:style-name="P17"><text:s text:c="40"/>2017092801 <text:s text:c="5"/>;serial</text:p>
      <text:p text:style-name="P17"><text:s text:c="40"/>10800 <text:s text:c="10"/>;refresh</text:p>
      <text:p text:style-name="P17"><text:s text:c="40"/>1800 <text:s text:c="11"/>;retry</text:p>
      <text:p text:style-name="P17"><text:s text:c="40"/>604800 <text:s text:c="9"/>;expire</text:p>
      <text:p text:style-name="P17"><text:s text:c="40"/>86400 <text:s text:c="2"/>) <text:s text:c="6"/>;minimum</text:p>
      <text:p text:style-name="P17">${DOMAIN}. 300 <text:s text:c="4"/>IN <text:s text:c="5"/>A <text:s text:c="6"/>${MAIL_IPv4}</text:p>
      <text:p text:style-name="P17">${DOMAIN}. 86400 <text:s text:c="2"/>IN <text:s text:c="5"/>NS <text:s text:c="5"/>ns1.${DOMAIN}.</text:p>
      <text:p text:style-name="P17">${DOMAIN}. 300 <text:s text:c="4"/>IN <text:s text:c="5"/>MX <text:s text:c="5"/>10 ${MAIL_HOSTNAME}.${DOMAIN}.</text:p>
      <text:p text:style-name="P17">ns1.${DOMAIN}. <text:s text:c="4"/>300 <text:s text:c="4"/>IN <text:s text:c="5"/>A <text:s text:c="6"/>${BIND9_IPv4}</text:p>
      <text:p text:style-name="P17">${MAIL_HOSTNAME}.${DOMAIN}. <text:s text:c="3"/>300 <text:s text:c="4"/>IN <text:s text:c="5"/>A <text:s text:c="6"/>${MAIL_IPv4}</text:p>
      <text:p text:style-name="P17">${AVAS_HOSTNAME}.${DOMAIN}. <text:s text:c="3"/>300 <text:s text:c="4"/>IN <text:s text:c="5"/>A <text:s text:c="6"/>${AVAS_IPv4}</text:p>
      <text:p text:style-name="P17"/>
      <text:p text:style-name="P17">EOF</text:p>
      <text:p text:style-name="P17"/>
      <text:p text:style-name="P17">cat &gt;&gt; /etc/bind/named.conf &lt;&lt; EOF</text:p>
      <text:p text:style-name="P17"/>
      <text:p text:style-name="P17">zone "${DOMAIN}" {</text:p>
      <text:p text:style-name="P17"><text:s text:c="8"/>type master;</text:p>
      <text:p text:style-name="P17"><text:s text:c="8"/>file "/etc/bind/db.${DOMAIN}";</text:p>
      <text:p text:style-name="P17">};</text:p>
      <text:p text:style-name="P17"/>
      <text:p text:style-name="P17">EOF</text:p>
      <text:p text:style-name="P17"/>
      <text:p text:style-name="P17">cat &gt; /etc/host.conf &lt;&lt; EOF</text:p>
      <text:p text:style-name="P17">order hosts,bind</text:p>
      <text:p text:style-name="P17">multi on</text:p>
      <text:p text:style-name="P17">EOF</text:p>
      <text:p text:style-name="P17"/>
      <text:p text:style-name="P16"/>
      <text:p text:style-name="P16">cat &gt; /etc/resolv.conf &lt;&lt; EOF</text:p>
      <text:p text:style-name="P16">domain ${DOMAIN}</text:p>
      <text:p text:style-name="P16"><text:soft-page-break/>search ${DOMAIN}</text:p>
      <text:p text:style-name="P16">nameserver 127.0.0.1</text:p>
      <text:p text:style-name="P16">EOF</text:p>
      <text:p text:style-name="P16"/>
      <text:p text:style-name="P16">systemctl restart bind9</text:p>
      <text:p text:style-name="P16"/>
      <text:p text:style-name="P4">Postfix Mail Server Kurulumu</text:p>
      <text:p text:style-name="P4"/>
      <text:p text:style-name="P17">DEBIAN_FRONTEND=noninteractive apt install -y -q postfix</text:p>
      <text:p text:style-name="P13"><text:line-break/><text:span text:style-name="T2">Sertifika oluşturma</text:span></text:p>
      <text:p text:style-name="P17">mkdir /etc/postfix/ssl</text:p>
      <text:p text:style-name="P17">cd /etc/postfix/ssl/</text:p>
      <text:p text:style-name="P17">openssl genrsa -des3 -rand /etc/hosts -out smtpd.key 2048</text:p>
      <text:p text:style-name="P17"/>
      <text:p text:style-name="P17">chmod 600 smtpd.key</text:p>
      <text:p text:style-name="P17">openssl req -new -key smtpd.key -out smtpd.csr</text:p>
      <text:p text:style-name="P17"/>
      <text:p text:style-name="P17">openssl x509 -req -days 3650 -in smtpd.csr -signkey smtpd.key -out smtpd.crt</text:p>
      <text:p text:style-name="P17"/>
      <text:p text:style-name="P17">openssl rsa -in smtpd.key -out smtpd.key.unencrypted</text:p>
      <text:p text:style-name="P17"/>
      <text:p text:style-name="P17">mv -f smtpd.key.unencrypted smtpd.key</text:p>
      <text:p text:style-name="P17">openssl req -new -x509 -extensions v3_ca -keyout cakey.pem -out cacert.pem -days 3650</text:p>
      <text:p text:style-name="P17">chmod 600 cakey.pem</text:p>
      <text:p text:style-name="P17"/>
      <text:p text:style-name="P4">Postfix Mail Server Ayarları</text:p>
      <text:p text:style-name="P17"/>
      <text:p text:style-name="P17">postconf -e "smtpd_tls_cert_file = /etc/postfix/ssl/smtpd.crt"</text:p>
      <text:p text:style-name="P17">postconf -e "smtpd_tls_key_file = /etc/postfix/ssl/smtpd.key"</text:p>
      <text:p text:style-name="P17">postconf -e "smtpd_tls_CAfile = /etc/postfix/ssl/cacert.pem"</text:p>
      <text:p text:style-name="P17">postconf -e "myhostname = ${MAIL_HOSTNAME}.${DOMAIN}"</text:p>
      <text:p text:style-name="P17">postconf -e "mydomain = ${DOMAIN}"</text:p>
      <text:p text:style-name="P17">postconf -e 'myorigin = $myhostname'</text:p>
      <text:p text:style-name="P17">postconf -e 'home_mailbox = Maildir/'</text:p>
      <text:p text:style-name="P17">postconf -e 'mailbox_command ='</text:p>
      <text:p text:style-name="P17">postconf -e 'smtpd_banner = $myhostname ESMTP $mail_name'</text:p>
      <text:p text:style-name="P17">#ipv4, ipv6, all</text:p>
      <text:p text:style-name="P17">postconf -e 'inet_protocols = ipv4'</text:p>
      <text:p text:style-name="P17"/>
      <text:p text:style-name="P17">sed -i '/^mydestination/ s/$myhostname/$myhostname\, $mydomain/' /etc/postfix/main.cf</text:p>
      <text:p text:style-name="P17"/>
      <text:p text:style-name="P17">systemctl reload posfix</text:p>
      <text:p text:style-name="P13"/>
      <text:p text:style-name="P8"><text:span text:style-name="T3">Test için kullanıcı ekleme</text:span><text:line-break/></text:p>
      <text:p text:style-name="P17">adduser user1</text:p>
      <text:p text:style-name="P17">adduser user2</text:p>
      <text:p text:style-name="P17"/>
      <text:p text:style-name="P4"/>
      <text:p text:style-name="P4"/>
      <text:p text:style-name="P4"/>
      <text:p text:style-name="P4"/>
      <text:p text:style-name="P4"/>
      <text:p text:style-name="P4"/>
      <text:p text:style-name="P4">Telnet ile mail gönderim testi</text:p>
      <text:p text:style-name="P17"><text:soft-page-break/></text:p>
      <text:p text:style-name="P17">telnet 127.0.0.1 25</text:p>
      <text:p text:style-name="P17">ehlo ahtapot.org</text:p>
      <text:p text:style-name="P17">mail from: user1@ahtapot.org</text:p>
      <text:p text:style-name="P17">rcpt to: user2@ahtapot.org</text:p>
      <text:p text:style-name="P17">data</text:p>
      <text:p text:style-name="P17">Subject: Test maili 1</text:p>
      <text:p text:style-name="P17">Test mailidir.</text:p>
      <text:p text:style-name="P17"/>
      <text:p text:style-name="P17">.</text:p>
      <text:p text:style-name="P17">quit</text:p>
      <text:p text:style-name="P8"><text:line-break/><text:span text:style-name="T3">Maili kontrol etmek için alıcının aşağıdaki dizinine bakılır.</text:span></text:p>
      <text:p text:style-name="P8"/>
      <text:p text:style-name="P17">/home/user1/Maildir/new/*</text:p>
      <text:p text:style-name="P8"><text:line-break/><text:span text:style-name="T2">Log dosyaları</text:span></text:p>
      <text:p text:style-name="P4"/>
      <text:p text:style-name="P17">tail -f /var/log/mail.*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5:04:32.219305759</meta:creation-date>
    <dc:date>2018-08-07T16:26:08.719209498</dc:date>
    <meta:editing-duration>P7DT51M5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6" meta:paragraph-count="164" meta:word-count="676" meta:character-count="5965" meta:non-whitespace-character-count="5045"/>
  </office:meta>
</office:document-meta>
</file>